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fo:color="#000000" style:text-underline-style="none" fo:font-weight="normal" style:font-weight-asian="normal" style:font-weight-complex="normal"/>
    </style:style>
    <style:style style:name="P3" style:family="paragraph" style:parent-style-name="Text_20_body">
      <style:paragraph-properties fo:margin-top="0cm" fo:margin-bottom="0cm" style:contextual-spacing="false" fo:text-align="start" style:justify-single-word="false"/>
    </style:style>
    <style:style style:name="T1" style:family="text">
      <style:text-properties fo:font-weight="bold"/>
    </style:style>
    <style:style style:name="T2" style:family="text">
      <style:text-properties fo:color="#000000" style:text-line-through-style="none" style:text-line-through-type="none" style:text-underline-style="none" style:text-blinking="false" fo:background-color="#ffffff" loext:char-shading-value="0" fo:padding="0cm" fo:border="none"/>
    </style:style>
    <style:style style:name="T3" style:family="text">
      <style:text-properties fo:color="#000000" style:text-underline-style="none" fo:font-weight="normal" style:font-weight-asian="normal" style:font-weight-complex="normal"/>
    </style:style>
    <style:style style:name="T4" style:family="text">
      <style:text-properties fo:color="#000000" fo:font-weight="normal" style:font-weight-asian="normal" style:font-weight-complex="normal"/>
    </style:style>
    <style:style style:name="T5" style:family="text">
      <style:text-properties fo:color="#000000" style:text-underline-style="solid" style:text-underline-width="auto" style:text-underline-color="font-color" fo:font-weight="normal" style:font-weight-asian="normal" style:font-weight-complex="normal"/>
    </style:style>
    <style:style style:name="T6" style:family="text">
      <style:text-properties fo:color="#003399" style:text-line-through-style="none" style:text-line-through-type="none" style:text-underline-style="none" style:text-blinking="false" fo:background-color="#ffffff" loext:char-shading-value="0" fo:padding="0cm" fo:border="none"/>
    </style:style>
    <style:style style:name="T7" style:family="text">
      <style:text-properties style:text-underline-style="none"/>
    </style:style>
    <style:style style:name="T8" style:family="text">
      <style:text-properties style:text-underline-style="none" fo:font-weight="bold"/>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style>
    <style:style style:name="T13" style:family="text">
      <style:text-properties fo:color="#66ff99"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introducca"/><text:span text:style-name="Emphasis"><text:span text:style-name="T3">INTRODUCCIÓN</text:span></text:span></text:h>
      <text:p text:style-name="P1"><text:span text:style-name="T3">Se llama </text:span><text:bookmark text:name="autolink6"/><text:a xlink:type="simple" xlink:href="http://www.monografias.com/trabajos10/contam/contam.shtml">contaminación</text:a><text:span text:style-name="T3"> a la transmisión y difusión de humos o </text:span><text:bookmark text:name="autolink5"/><text:a xlink:type="simple" xlink:href="http://www.monografias.com/trabajos13/termodi/termodi.shtml#teo">gases</text:a><text:span text:style-name="T3"> tóxicos a </text:span><text:bookmark text:name="autolink4"/><text:a xlink:type="simple" xlink:href="http://www.monografias.com/trabajos14/medios-comunicacion/medios-comunicacion.shtml">medios</text:a><text:span text:style-name="T3"> como la </text:span><text:bookmark text:name="autolink3"/><text:a xlink:type="simple" xlink:href="http://www.monografias.com/trabajos/atm/atm.shtml">atm</text:a><text:span text:style-name="T3">ósfera y </text:span><text:bookmark text:name="autolink2"/><text:a xlink:type="simple" xlink:href="http://www.monografias.com/trabajos14/problemadelagua/problemadelagua.shtml">el agua</text:a><text:span text:style-name="T3">, como también a la presencia de polvos y gérmenes microbianos provenientes de los desechos de la actividad del ser humano. En la actualidad, el resultado del </text:span><text:bookmark text:name="autolink1"/><text:a xlink:type="simple" xlink:href="http://www.monografias.com/trabajos12/desorgan/desorgan.shtml">desarrollo</text:a><text:span text:style-name="T3"> y progreso tecnológico ha originado diversas formas de contaminación, las cuales alteran el </text:span><text:bookmark text:name="autolink"/><text:a xlink:type="simple" xlink:href="http://www.monografias.com/trabajos/tomadecisiones/tomadecisiones.shtml">equilibrio</text:a><text:span text:style-name="T3"> físico y mental del ser humano. Debido a esto, la actual contaminación se convierte en un problema más crítico que en épocas pasadas.</text:span></text:p>
      <text:p text:style-name="P2">Contaminación Atmosférica</text:p>
      <text:p text:style-name="P1"><text:span text:style-name="T3">En las grandes ciudades, la </text:span><text:bookmark text:name="autolink13"/><text:a xlink:type="simple" xlink:href="http://www.monografias.com/trabajos10/contam/contam.shtml#atmo">contaminación del aire</text:a><text:span text:style-name="T3"> se debe a consecuencia de los escapes de gases de los </text:span><text:bookmark text:name="autolink12"/><text:a xlink:type="simple" xlink:href="http://www.monografias.com/trabajos10/motore/motore.shtml">motores</text:a><text:span text:style-name="T3"> de explosión, a los aparatos domésticos de la calefacción, a las </text:span><text:bookmark text:name="autolink11"/><text:a xlink:type="simple" xlink:href="http://www.monografias.com/trabajos5/induemp/induemp.shtml">industrias</text:a><text:span text:style-name="T3"> -que es liberado en la atmósfera, ya sea como gases, vapores o partículas sólidas capaces de mantenerse en suspensión, con </text:span><text:bookmark text:name="autolink10"/><text:a xlink:type="simple" xlink:href="http://www.monografias.com/trabajos14/nuevmicro/nuevmicro.shtml">valores</text:a><text:span text:style-name="T3"> superiores a los normales, perjudican la vida y la </text:span><text:bookmark text:name="autolink9"/><text:a xlink:type="simple" xlink:href="http://www.monografias.com/Salud/index.shtml">salud</text:a><text:span text:style-name="T3">, tanto del ser humano como de </text:span><text:bookmark text:name="autolink8"/><text:a xlink:type="simple" xlink:href="http://www.monografias.com/trabajos10/cani/cani.shtml">animales</text:a><text:span text:style-name="T3"> y </text:span><text:bookmark text:name="autolink7"/><text:a xlink:type="simple" xlink:href="http://www.monografias.com/trabajos14/plantas/plantas.shtml">plantas</text:a><text:span text:style-name="T3">.</text:span></text:p>
      <text:p text:style-name="P1"><text:span text:style-name="T3">Esta capa (la atmósfera) absorbe la mayor cantidad de </text:span><text:bookmark text:name="autolink25"/><text:a xlink:type="simple" xlink:href="http://www.monografias.com/trabajos/enuclear/enuclear.shtml">radiación</text:a><text:span text:style-name="T3"> solar y debido a esto se produce la filtración de todos los rayos ultravioletas. El aumento de anhídrido carbónico en la atmósfera se debe a la </text:span><text:bookmark text:name="autolink24"/><text:a xlink:type="simple" xlink:href="http://www.monografias.com/trabajos14/impacto-ambiental/impacto-ambiental.shtml">combustión</text:a><text:span text:style-name="T3"> del carbón y del </text:span><text:bookmark text:name="autolink23"/><text:a xlink:type="simple" xlink:href="http://www.monografias.com/trabajos35/petroleo/petroleo.shtml">petróleo</text:a><text:span text:style-name="T3">, lo que lleva a un recalentamiento del </text:span><text:bookmark text:name="autolink22"/><text:a xlink:type="simple" xlink:href="http://www.monografias.com/trabajos/aire/aire.shtml">aire</text:a><text:span text:style-name="T3"> y de los mares, con lo cual se produce un desequilibrio químico en la </text:span><text:bookmark text:name="autolink21"/><text:a xlink:type="simple" xlink:href="http://www.monografias.com/trabajos14/ecologia-sist/ecologia-sist.shtml#BIOSFERA">biosfera</text:a><text:span text:style-name="T3">, produciendo una alta cantidad de monóxido de </text:span><text:bookmark text:name="autolink20"/><text:a xlink:type="simple" xlink:href="http://www.monografias.com/trabajos14/ciclos-quimicos/ciclos-quimicos.shtml#car">carbono</text:a><text:span text:style-name="T3">, sumamente tóxica para los seres vivos. La </text:span><text:bookmark text:name="autolink19"/><text:a xlink:type="simple" xlink:href="http://www.monografias.com/trabajos12/contatm/contatm.shtml">contaminación atmosférica</text:a><text:span text:style-name="T3"> proviene fundamental-mente de la </text:span><text:bookmark text:name="autolink18"/><text:a xlink:type="simple" xlink:href="http://www.monografias.com/trabajos30/contaminacion-industrial/contaminacion-industrial.shtml">contaminación industrial</text:a><text:span text:style-name="T3"> por combustión, y las principales causas son la generación de </text:span><text:bookmark text:name="autolink17"/><text:a xlink:type="simple" xlink:href="http://www.monografias.com/trabajos10/nofu/nofu.shtml">electricidad</text:a><text:span text:style-name="T3"> y el automóvil. También hay otras sustancias tóxicas que contaminan la atmósfera como el plomo y el </text:span><text:bookmark text:name="autolink16"/><text:a xlink:type="simple" xlink:href="http://www.monografias.com/trabajos53/impacto-ambiental-mercurio/impacto-ambiental-mercurio.shtml">mercurio</text:a><text:span text:style-name="T3">. Es importante que los habitantes de las grandes ciudades tomen </text:span><text:bookmark text:name="autolink15"/><text:a xlink:type="simple" xlink:href="http://www.monografias.com/trabajos11/estacon/estacon.shtml">conciencia</text:a><text:span text:style-name="T3"> de que el </text:span><text:bookmark text:name="autolink14"/><text:a xlink:type="simple" xlink:href="http://www.monografias.com/trabajos15/medio-ambiente-venezuela/medio-ambiente-venezuela.shtml">ambiente</text:a><text:span text:style-name="T3"> ecológico es una necesidad primaria. Se debería legislar sobre las sustancias que pueden ir a la atmósfera y la concentración que no debe superarse.</text:span></text:p>
      <text:h text:style-name="Heading_20_2" text:outline-level="2"><text:bookmark text:name="contaminaa"/><text:span text:style-name="Emphasis"><text:span text:style-name="T3"> Contaminación atmosférica, </text:span></text:span></text:h>
      <text:p text:style-name="P1"><text:span text:style-name="T3">Contaminación de la atmósfera por residuos o </text:span><text:bookmark text:name="autolink34"/><text:a xlink:type="simple" xlink:href="http://www.monografias.com/trabajos12/elproduc/elproduc.shtml">productos</text:a><text:span text:style-name="T3"> secundarios gaseosos, sólidos o líquidos, que pueden poner en peligro la salud del </text:span><text:bookmark text:name="autolink33"/><text:a xlink:type="simple" xlink:href="http://www.monografias.com/trabajos15/fundamento-ontologico/fundamento-ontologico.shtml">hombre</text:a><text:span text:style-name="T3"> y la salud y bienestar de las plantas y animales, atacar a distintos </text:span><text:bookmark text:name="autolink32"/><text:a xlink:type="simple" xlink:href="http://www.monografias.com/trabajos14/propiedadmateriales/propiedadmateriales.shtml">materiales</text:a><text:span text:style-name="T3">, reducir la visibilidad o producir olores desagradables. Entre los contaminantes atmosféricos emitidos por </text:span><text:bookmark text:name="autolink31"/><text:a xlink:type="simple" xlink:href="http://www.monografias.com/trabajos10/formulac/formulac.shtml#FUNC">fuentes</text:a><text:span text:style-name="T3"> naturales, sólo el radón, un </text:span><text:bookmark text:name="autolink30"/><text:a xlink:type="simple" xlink:href="http://www.monografias.com/trabajos10/gase/gase.shtml">gas</text:a><text:span text:style-name="T3"> radiactivo, es considerado un </text:span><text:bookmark text:name="autolink29"/><text:a xlink:type="simple" xlink:href="http://www.monografias.com/trabajos13/ripa/ripa.shtml">riesgo</text:a><text:span text:style-name="T3"> importante para la salud. Subproducto de la desintegración radiactiva de </text:span><text:bookmark text:name="autolink28"/><text:a xlink:type="simple" xlink:href="http://www.monografias.com/trabajos10/fimi/fimi.shtml">minerales</text:a><text:span text:style-name="T3"> de uranio contenidos en ciertos tipos de roca, el radón se filtra en los sótanos de las casas construidas sobre ella. Se da el caso, y según recientes estimaciones del </text:span><text:bookmark text:name="autolink27"/><text:a xlink:type="simple" xlink:href="http://www.monografias.com/trabajos4/derpub/derpub.shtml">gobierno</text:a><text:span text:style-name="T3"> de </text:span><text:bookmark text:name="autolink26"/><text:a xlink:type="simple" xlink:href="http://www.monografias.com/trabajos7/esun/esun.shtml">Estados Unidos</text:a><text:span text:style-name="T3">, de que un 20% de los hogares del país contienen concentraciones de radón suficientemente elevadas como para representar un riesgo de cáncer de pulmón.</text:span></text:p>
      <text:p text:style-name="P1"><text:span text:style-name="T3">Cada año, los países industriales generan miles de millones de toneladas de contaminantes. Los contaminantes atmosféricos más frecuentes y más ampliamente dispersos se describen en la tabla adjunta. El nivel suele expresarse en términos de concentración atmosférica (microgramos de contaminantes por metro cúbico de aire) o, en el caso de los gases, en partes por millón, es decir, el número de moléculas de contaminantes por millón de moléculas de aire. Muchos contaminantes </text:span><text:soft-page-break/><text:span text:style-name="T3">proceden de fuentes fácilmente identificables; el dióxido de azufre, por ejemplo, procede de las centrales energéticas que queman carbón o </text:span><text:bookmark text:name="autolink40"/><text:a xlink:type="simple" xlink:href="http://www.monografias.com/trabajos10/petro/petro.shtml#pe">petróleo</text:a><text:span text:style-name="T3">. Otros se forman por la </text:span><text:bookmark text:name="autolink39"/><text:a xlink:type="simple" xlink:href="http://www.monografias.com/trabajos35/categoria-accion/categoria-accion.shtml">acción</text:a><text:span text:style-name="T3"> de la </text:span><text:bookmark text:name="autolink38"/><text:a xlink:type="simple" xlink:href="http://www.monografias.com/trabajos5/natlu/natlu.shtml">luz</text:a><text:span text:style-name="T3"> solar sobre materiales reactivos previamente emitidos a la atmósfera (los llamados precursores). Por ejemplo, el ozono, un peligroso contaminante que forma parte del </text:span><text:span text:style-name="Emphasis"><text:span text:style-name="T3">smog</text:span></text:span><text:span text:style-name="T3">, se produce por la </text:span><text:bookmark text:name="autolink37"/><text:a xlink:type="simple" xlink:href="http://www.monografias.com/trabajos901/interaccion-comunicacion-exploracion-teorica-conceptual/interaccion-comunicacion-exploracion-teorica-conceptual.shtml">interacción</text:a><text:span text:style-name="T3"> de </text:span><text:bookmark text:name="autolink36"/><text:a xlink:type="simple" xlink:href="http://www.monografias.com/trabajos10/petro/petro.shtml#hidro">hidrocarburos</text:a><text:span text:style-name="T3"> y óxidos de nitrógeno bajo la influencia de la luz solar. El ozono ha producido también graves daños en las cosechas. Por otra parte, el descubrimiento en la década de 1980 de que algunos contaminantes atmosféricos, como los clorofluorocarbonos (CFC), están produciendo una disminución de la </text:span><text:bookmark text:name="autolink35"/><text:a xlink:type="simple" xlink:href="http://www.monografias.com/trabajos/capaozono/capaozono.shtml">capa de ozono</text:a><text:span text:style-name="T3"> protectora del planeta ha conducido a una supresión paulatina de estos productos.</text:span></text:p>
      <text:h text:style-name="Heading_20_2" text:outline-level="2"><text:bookmark text:name="meteoroloa"/><text:span text:style-name="Emphasis"><text:span text:style-name="T3">Meteorología y efectos sobre la salud</text:span></text:span></text:h>
      <text:p text:style-name="P1"><text:span text:style-name="T3"> La concentración de los contaminantes se reduce al dispersarse éstos en la atmósfera, </text:span><text:bookmark text:name="autolink50"/><text:a xlink:type="simple" xlink:href="http://www.monografias.com/trabajos14/administ-procesos/administ-procesos.shtml#PROCE">proceso</text:a><text:span text:style-name="T3"> que depende de factores climatológicos como la </text:span><text:bookmark text:name="autolink49"/><text:a xlink:type="simple" xlink:href="http://www.monografias.com/trabajos/termodinamica/termodinamica.shtml">temperatura</text:a><text:span text:style-name="T3">, la </text:span><text:bookmark text:name="autolink48"/><text:a xlink:type="simple" xlink:href="http://www.monografias.com/trabajos13/cinemat/cinemat2.shtml#TEORICO">velocidad</text:a><text:span text:style-name="T3"> del viento, el </text:span><text:bookmark text:name="autolink47"/><text:a xlink:type="simple" xlink:href="http://www.monografias.com/trabajos15/kinesiologia-biomecanica/kinesiologia-biomecanica.shtml">movimiento</text:a><text:span text:style-name="T3"> de </text:span><text:bookmark text:name="autolink46"/><text:a xlink:type="simple" xlink:href="http://www.monografias.com/trabajos11/teosis/teosis.shtml">sistemas</text:a><text:span text:style-name="T3"> de altas y bajas presiones y la interacción de éstos con la </text:span><text:bookmark text:name="autolink45"/><text:a xlink:type="simple" xlink:href="http://www.monografias.com/trabajos14/topograf/topograf.shtml">topografía</text:a><text:span text:style-name="T3"> local, por ejemplo las montañas y valles. La temperatura suele decrecer con la altitud, pero cuando una capa de aire frío se asienta bajo una capa de aire caliente produciendo una </text:span><text:bookmark text:name="autolink44"/><text:a xlink:type="simple" xlink:href="http://www.monografias.com/trabajos12/cntbtres/cntbtres.shtml">inversión</text:a><text:span text:style-name="T3"> térmica, la mezcla atmosférica se retarda y los contaminantes se acumulan cerca del </text:span><text:bookmark text:name="autolink43"/><text:a xlink:type="simple" xlink:href="http://www.monografias.com/trabajos6/elsu/elsu.shtml">suelo</text:a><text:span text:style-name="T3">. Las </text:span><text:bookmark text:name="autolink42"/><text:a xlink:type="simple" xlink:href="http://www.monografias.com/trabajos12/cntbtres/cntbtres.shtml">inversiones</text:a><text:span text:style-name="T3"> pueden ser duraderas bajo un </text:span><text:bookmark text:name="autolink41"/><text:a xlink:type="simple" xlink:href="http://www.monografias.com/trabajos11/teosis/teosis.shtml">sistema</text:a><text:span text:style-name="T3"> estacionario de altas presiones unido a una baja velocidad del viento.</text:span></text:p>
      <text:p text:style-name="P3"><text:span text:style-name="T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boratorio </meta:initial-creator>
    <meta:creation-date>2016-07-05T20:13:20.964002829</meta:creation-date>
    <dc:date>2016-07-05T20:16:42.152407997</dc:date>
    <dc:creator>Laboratorio </dc:creator>
    <meta:editing-duration>P0D</meta:editing-duration>
    <meta:editing-cycles>1</meta:editing-cycles>
    <meta:document-statistic meta:table-count="0" meta:image-count="0" meta:object-count="0" meta:page-count="2" meta:paragraph-count="11" meta:word-count="756" meta:character-count="4813" meta:non-whitespace-character-count="4063"/>
    <meta:generator>LibreOffice/4.2.8.2$Linux_X86_64 LibreOffice_project/420m0$Build-2</meta:generator>
  </office:meta>
</office:document-meta>
</file>